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iledJavascriptLanguage.getSourceExt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edJavascriptLanguage.compile( String name , File baseDirectory ,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